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5.133cm"/>
    </style:style>
    <style:style style:name="co2" style:family="table-column">
      <style:table-column-properties fo:break-before="auto" style:column-width="3.884cm"/>
    </style:style>
    <style:style style:name="co3" style:family="table-column">
      <style:table-column-properties fo:break-before="auto" style:column-width="4.606cm"/>
    </style:style>
    <style:style style:name="co4" style:family="table-column">
      <style:table-column-properties fo:break-before="auto" style:column-width="3.856cm"/>
    </style:style>
    <style:style style:name="co5" style:family="table-column">
      <style:table-column-properties fo:break-before="auto" style:column-width="4.355cm"/>
    </style:style>
    <style:style style:name="co6" style:family="table-column">
      <style:table-column-properties fo:break-before="auto" style:column-width="3.71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weapon</text:p>
          </table:table-cell>
          <table:table-cell office:value-type="string">
            <text:p>head</text:p>
          </table:table-cell>
          <table:table-cell office:value-type="string">
            <text:p>body</text:p>
          </table:table-cell>
          <table:table-cell office:value-type="string">
            <text:p>arms</text:p>
          </table:table-cell>
          <table:table-cell office:value-type="string">
            <text:p>legs</text:p>
          </table:table-cell>
          <table:table-cell office:value-type="string">
            <text:p>accessories</text:p>
          </table:table-cell>
        </table:table-row>
        <table:table-row table:style-name="ro1">
          <table:table-cell office:value-type="string">
            <text:p>錆びた片手剣</text:p>
          </table:table-cell>
          <table:table-cell office:value-type="string">
            <text:p>レザーキャップ</text:p>
          </table:table-cell>
          <table:table-cell office:value-type="string">
            <text:p>レザーブレスト</text:p>
          </table:table-cell>
          <table:table-cell office:value-type="string">
            <text:p>ブロンズバングル</text:p>
          </table:table-cell>
          <table:table-cell office:value-type="string">
            <text:p>革の靴</text:p>
          </table:table-cell>
          <table:table-cell office:value-type="string">
            <text:p>漆黒のマフラー</text:p>
          </table:table-cell>
        </table:table-row>
        <table:table-row table:style-name="ro1">
          <table:table-cell office:value-type="string">
            <text:p>錆びた大剣</text:p>
          </table:table-cell>
          <table:table-cell office:value-type="string">
            <text:p>紅革のフード</text:p>
          </table:table-cell>
          <table:table-cell office:value-type="string">
            <text:p>コンポジットベスト</text:p>
          </table:table-cell>
          <table:table-cell office:value-type="string">
            <text:p>トゥーハンズ</text:p>
          </table:table-cell>
          <table:table-cell office:value-type="string">
            <text:p>スカラーブーツ</text:p>
          </table:table-cell>
          <table:table-cell office:value-type="string">
            <text:p>スカラークローク</text:p>
          </table:table-cell>
        </table:table-row>
        <table:table-row table:style-name="ro1">
          <table:table-cell office:value-type="string">
            <text:p>錆びたダガー</text:p>
          </table:table-cell>
          <table:table-cell office:value-type="string">
            <text:p>覆面マスク</text:p>
          </table:table-cell>
          <table:table-cell office:value-type="string">
            <text:p>ハーフピース</text:p>
          </table:table-cell>
          <table:table-cell office:value-type="string">
            <text:p>レザーグラブ★★★</text:p>
          </table:table-cell>
          <table:table-cell office:value-type="string">
            <text:p>ダスクシューズ</text:p>
          </table:table-cell>
          <table:table-cell office:value-type="string">
            <text:p>オーガの骨</text:p>
          </table:table-cell>
        </table:table-row>
        <table:table-row table:style-name="ro1">
          <table:table-cell office:value-type="string">
            <text:p>錆びたウォーハンマー</text:p>
          </table:table-cell>
          <table:table-cell office:value-type="string">
            <text:p>盗賊マスク</text:p>
          </table:table-cell>
          <table:table-cell office:value-type="string">
            <text:p>スカラーコート★</text:p>
          </table:table-cell>
          <table:table-cell office:value-type="string">
            <text:p>コンポジットスリーブ</text:p>
          </table:table-cell>
          <table:table-cell office:value-type="string">
            <text:p>デニムホーズ★</text:p>
          </table:table-cell>
          <table:table-cell office:value-type="string">
            <text:p>レッドリング</text:p>
          </table:table-cell>
        </table:table-row>
        <table:table-row table:style-name="ro1">
          <table:table-cell office:value-type="string">
            <text:p>マギアキクロス</text:p>
          </table:table-cell>
          <table:table-cell office:value-type="string">
            <text:p>サークレット</text:p>
          </table:table-cell>
          <table:table-cell office:value-type="string">
            <text:p>信徒の黒衣</text:p>
          </table:table-cell>
          <table:table-cell office:value-type="string">
            <text:p>レザーグラブ</text:p>
          </table:table-cell>
          <table:table-cell office:value-type="string">
            <text:p>スカラーブーツ★</text:p>
          </table:table-cell>
          <table:table-cell office:value-type="string">
            <text:p>ショルダーケープ</text:p>
          </table:table-cell>
        </table:table-row>
        <table:table-row table:style-name="ro1">
          <table:table-cell office:value-type="string">
            <text:p>グリントホーン</text:p>
          </table:table-cell>
          <table:table-cell office:value-type="string">
            <text:p>緑葉のフード</text:p>
          </table:table-cell>
          <table:table-cell office:value-type="string">
            <text:p>ライトクロース</text:p>
          </table:table-cell>
          <table:table-cell office:value-type="string">
            <text:p>スカーレットハンズ</text:p>
          </table:table-cell>
          <table:table-cell office:value-type="string">
            <text:p>魔術師の靴</text:p>
          </table:table-cell>
          <table:table-cell office:value-type="string">
            <text:p>覚醒のイヤリング</text:p>
          </table:table-cell>
        </table:table-row>
        <table:table-row table:style-name="ro1">
          <table:table-cell office:value-type="string">
            <text:p>ガイドワンズ★</text:p>
          </table:table-cell>
          <table:table-cell office:value-type="string">
            <text:p>チャッターマスク</text:p>
          </table:table-cell>
          <table:table-cell office:value-type="string">
            <text:p>古びた獄衣</text:p>
          </table:table-cell>
          <table:table-cell office:value-type="string">
            <text:p>タイガーバングル☆</text:p>
          </table:table-cell>
          <table:table-cell office:value-type="string">
            <text:p>スケイルグリーブ</text:p>
          </table:table-cell>
          <table:table-cell office:value-type="string">
            <text:p>ストライクネイル</text:p>
          </table:table-cell>
        </table:table-row>
        <table:table-row table:style-name="ro1">
          <table:table-cell office:value-type="string">
            <text:p>ツーハンデッドソード★★</text:p>
          </table:table-cell>
          <table:table-cell office:value-type="string">
            <text:p>ハードレザーマスク</text:p>
          </table:table-cell>
          <table:table-cell office:value-type="string">
            <text:p>ハードレザーブレスト★★</text:p>
          </table:table-cell>
          <table:table-cell office:value-type="string">
            <text:p>アサシンアーム</text:p>
          </table:table-cell>
          <table:table-cell office:value-type="string">
            <text:p>バトルグリーブ</text:p>
          </table:table-cell>
          <table:table-cell office:value-type="string">
            <text:p>ブルーリング</text:p>
          </table:table-cell>
        </table:table-row>
        <table:table-row table:style-name="ro1">
          <table:table-cell office:value-type="string">
            <text:p>パールテュリア</text:p>
          </table:table-cell>
          <table:table-cell office:value-type="string">
            <text:p>クラウンフード★</text:p>
          </table:table-cell>
          <table:table-cell office:value-type="string">
            <text:p>シルバースケイル</text:p>
          </table:table-cell>
          <table:table-cell office:value-type="string">
            <text:p>ノーヴィスブレイス</text:p>
          </table:table-cell>
          <table:table-cell office:value-type="string">
            <text:p>レザーハイブーツ★★★</text:p>
          </table:table-cell>
          <table:table-cell office:value-type="string">
            <text:p>光明のイヤリング</text:p>
          </table:table-cell>
        </table:table-row>
        <table:table-row table:style-name="ro1">
          <table:table-cell office:value-type="string">
            <text:p>バレットファイア</text:p>
          </table:table-cell>
          <table:table-cell office:value-type="string">
            <text:p>トワイライトフード★</text:p>
          </table:table-cell>
          <table:table-cell office:value-type="string">
            <text:p>貴婦人のコルセット</text:p>
          </table:table-cell>
          <table:table-cell office:value-type="string">
            <text:p>エンブレムアーム</text:p>
          </table:table-cell>
          <table:table-cell office:value-type="string">
            <text:p>シーカータイツ★</text:p>
          </table:table-cell>
          <table:table-cell office:value-type="string">
            <text:p>冒険者のマント</text:p>
          </table:table-cell>
        </table:table-row>
        <table:table-row table:style-name="ro1">
          <table:table-cell office:value-type="string">
            <text:p>ジャッジハンマー</text:p>
          </table:table-cell>
          <table:table-cell office:value-type="string">
            <text:p>アイアンヘッド</text:p>
          </table:table-cell>
          <table:table-cell office:value-type="string">
            <text:p>キルティングベスト</text:p>
          </table:table-cell>
          <table:table-cell office:value-type="string">
            <text:p>アイアンマニカ</text:p>
          </table:table-cell>
          <table:table-cell office:value-type="string">
            <text:p>イブニングタイツ★</text:p>
          </table:table-cell>
          <table:table-cell office:value-type="string">
            <text:p>怪鳥のマント</text:p>
          </table:table-cell>
        </table:table-row>
        <table:table-row table:style-name="ro1">
          <table:table-cell office:value-type="string">
            <text:p>フェロウシャスホーン★★★</text:p>
          </table:table-cell>
          <table:table-cell office:value-type="string">
            <text:p>アサシンマスク</text:p>
          </table:table-cell>
          <table:table-cell office:value-type="string">
            <text:p>アイアンプレート</text:p>
          </table:table-cell>
          <table:table-cell office:value-type="string">
            <text:p>タイガーバングル</text:p>
          </table:table-cell>
          <table:table-cell office:value-type="string">
            <text:p>チェインレッグス</text:p>
          </table:table-cell>
          <table:table-cell office:value-type="string">
            <text:p>バイオレットリング</text:p>
          </table:table-cell>
        </table:table-row>
        <table:table-row table:style-name="ro1">
          <table:table-cell office:value-type="string">
            <text:p>フェロウシャスホーン</text:p>
          </table:table-cell>
          <table:table-cell office:value-type="string">
            <text:p>トワイライトフード</text:p>
          </table:table-cell>
          <table:table-cell office:value-type="string">
            <text:p>グランサーコート</text:p>
          </table:table-cell>
          <table:table-cell office:value-type="string">
            <text:p>賊徒の手袋</text:p>
          </table:table-cell>
          <table:table-cell office:value-type="string">
            <text:p>シルクランジェリー</text:p>
          </table:table-cell>
          <table:table-cell office:value-type="string">
            <text:p>ブラックリング</text:p>
          </table:table-cell>
        </table:table-row>
        <table:table-row table:style-name="ro1">
          <table:table-cell office:value-type="string">
            <text:p>グレートソード</text:p>
          </table:table-cell>
          <table:table-cell office:value-type="string">
            <text:p>レザーサークレット</text:p>
          </table:table-cell>
          <table:table-cell office:value-type="string">
            <text:p>パデッドアーマー</text:p>
          </table:table-cell>
          <table:table-cell office:value-type="string">
            <text:p>シルバーリスト☆</text:p>
          </table:table-cell>
          <table:table-cell office:value-type="string">
            <text:p>レザーハイブーツ★★★</text:p>
          </table:table-cell>
          <table:table-cell office:value-type="string">
            <text:p>シルバーリング</text:p>
          </table:table-cell>
        </table:table-row>
        <table:table-row table:style-name="ro1">
          <table:table-cell office:value-type="string">
            <text:p>アイアンハンマー★★★</text:p>
          </table:table-cell>
          <table:table-cell office:value-type="string">
            <text:p>紅革のキャップ</text:p>
          </table:table-cell>
          <table:table-cell office:value-type="string">
            <text:p>ブレイドプルーフシャツ★★</text:p>
          </table:table-cell>
          <table:table-cell office:value-type="string">
            <text:p>ストライカーアーム☆</text:p>
          </table:table-cell>
          <table:table-cell office:value-type="string">
            <text:p>アイアンブーツ</text:p>
          </table:table-cell>
          <table:table-cell office:value-type="string">
            <text:p>プラチナリング</text:p>
          </table:table-cell>
        </table:table-row>
        <table:table-row table:style-name="ro1">
          <table:table-cell office:value-type="string">
            <text:p>パームトゥリーズ★★★</text:p>
          </table:table-cell>
          <table:table-cell office:value-type="string">
            <text:p>ウィザードハット★</text:p>
          </table:table-cell>
          <table:table-cell office:value-type="string">
            <text:p>ハイドアーマー★★★</text:p>
          </table:table-cell>
          <table:table-cell office:value-type="string">
            <text:p>ブロンズガンドレット★★</text:p>
          </table:table-cell>
          <table:table-cell office:value-type="string">
            <text:p>アーバンホーズ</text:p>
          </table:table-cell>
          <table:table-cell office:value-type="string">
            <text:p>清浄のイヤリング</text:p>
          </table:table-cell>
        </table:table-row>
        <table:table-row table:style-name="ro1">
          <table:table-cell office:value-type="string">
            <text:p>パームツリートップ</text:p>
          </table:table-cell>
          <table:table-cell office:value-type="string">
            <text:p>サークレット★</text:p>
          </table:table-cell>
          <table:table-cell office:value-type="string">
            <text:p>スケイルコート</text:p>
          </table:table-cell>
          <table:table-cell office:value-type="string">
            <text:p>ブロンズガンドレット</text:p>
          </table:table-cell>
          <table:table-cell office:value-type="string">
            <text:p>ウィザードブーツ</text:p>
          </table:table-cell>
          <table:table-cell office:value-type="string">
            <text:p>信頼のイヤリング</text:p>
          </table:table-cell>
        </table:table-row>
        <table:table-row table:style-name="ro1">
          <table:table-cell office:value-type="string">
            <text:p>ゴールドスティレット</text:p>
          </table:table-cell>
          <table:table-cell office:value-type="string">
            <text:p>バレルヘルム★★</text:p>
          </table:table-cell>
          <table:table-cell office:value-type="string">
            <text:p>サーコート</text:p>
          </table:table-cell>
          <table:table-cell office:value-type="string">
            <text:p>アイアンブレイス</text:p>
          </table:table-cell>
          <table:table-cell office:value-type="string">
            <text:p>デニムホーズ★★★</text:p>
          </table:table-cell>
          <table:table-cell office:value-type="string">
            <text:p>白い鷹のマント★★</text:p>
          </table:table-cell>
        </table:table-row>
        <table:table-row table:style-name="ro1">
          <table:table-cell office:value-type="string">
            <text:p>錆びた大杖</text:p>
          </table:table-cell>
          <table:table-cell office:value-type="string">
            <text:p>ディアデム★</text:p>
          </table:table-cell>
          <table:table-cell office:value-type="string">
            <text:p>領都兵制式騎士鎧</text:p>
          </table:table-cell>
          <table:table-cell office:value-type="string">
            <text:p>竜革の弓袖☆</text:p>
          </table:table-cell>
          <table:table-cell office:value-type="string">
            <text:p>布のボトム</text:p>
          </table:table-cell>
          <table:table-cell office:value-type="string">
            <text:p>ホワイトリング</text:p>
          </table:table-cell>
        </table:table-row>
        <table:table-row table:style-name="ro1">
          <table:table-cell office:value-type="string">
            <text:p>錆びた弓</text:p>
          </table:table-cell>
          <table:table-cell office:value-type="string">
            <text:p>ダマスクスへルム</text:p>
          </table:table-cell>
          <table:table-cell office:value-type="string">
            <text:p>ブリオー</text:p>
          </table:table-cell>
          <table:table-cell office:value-type="string">
            <text:p>ダマスクスガード★★★</text:p>
          </table:table-cell>
          <table:table-cell office:value-type="string">
            <text:p>コットンホーズ</text:p>
          </table:table-cell>
          <table:table-cell office:value-type="string">
            <text:p>古ぼけたマント</text:p>
          </table:table-cell>
        </table:table-row>
        <table:table-row table:style-name="ro1">
          <table:table-cell office:value-type="string">
            <text:p>ハンターボウ</text:p>
          </table:table-cell>
          <table:table-cell office:value-type="string">
            <text:p>クレリックキャップ☆</text:p>
          </table:table-cell>
          <table:table-cell office:value-type="string">
            <text:p>黄金のベルト</text:p>
          </table:table-cell>
          <table:table-cell office:value-type="string">
            <text:p>門出の手袋</text:p>
          </table:table-cell>
          <table:table-cell office:value-type="string">
            <text:p>ダークハイブーツ★</text:p>
          </table:table-cell>
          <table:table-cell office:value-type="string">
            <text:p>ビーストケープ</text:p>
          </table:table-cell>
        </table:table-row>
        <table:table-row table:style-name="ro1">
          <table:table-cell office:value-type="string">
            <text:p>コンポジットロングボウ★★★</text:p>
          </table:table-cell>
          <table:table-cell office:value-type="string">
            <text:p>獅子王の兜★★★</text:p>
          </table:table-cell>
          <table:table-cell office:value-type="string">
            <text:p>ミッショナリーローブ★★</text:p>
          </table:table-cell>
          <table:table-cell office:value-type="string">
            <text:p>ウッドリスト</text:p>
          </table:table-cell>
          <table:table-cell office:value-type="string">
            <text:p>ハイファーグリーブ★★★</text:p>
          </table:table-cell>
          <table:table-cell office:value-type="string">
            <text:p>ゴールドリング★★★</text:p>
          </table:table-cell>
        </table:table-row>
        <table:table-row table:style-name="ro1">
          <table:table-cell office:value-type="string">
            <text:p>ゴールドグレイス</text:p>
          </table:table-cell>
          <table:table-cell office:value-type="string">
            <text:p>ハイウィザードハット★★</text:p>
          </table:table-cell>
          <table:table-cell office:value-type="string">
            <text:p>布のシャツ</text:p>
          </table:table-cell>
          <table:table-cell office:value-type="string">
            <text:p>アミュレットビーズ</text:p>
          </table:table-cell>
          <table:table-cell office:value-type="string">
            <text:p>バトルグリーブ★★★</text:p>
          </table:table-cell>
          <table:table-cell office:value-type="string">
            <text:p>冒険者のマント★★★</text:p>
          </table:table-cell>
        </table:table-row>
        <table:table-row table:style-name="ro1">
          <table:table-cell office:value-type="string">
            <text:p>レアウドンウォール</text:p>
          </table:table-cell>
          <table:table-cell office:value-type="string">
            <text:p>賢聖のフード★</text:p>
          </table:table-cell>
          <table:table-cell office:value-type="string">
            <text:p>破れた漁民の服</text:p>
          </table:table-cell>
          <table:table-cell office:value-type="string">
            <text:p>ファニーガード</text:p>
          </table:table-cell>
          <table:table-cell office:value-type="string">
            <text:p>ブレイドプルーフホーズ★★</text:p>
          </table:table-cell>
          <table:table-cell office:value-type="string">
            <text:p>聖騎士のマント</text:p>
          </table:table-cell>
        </table:table-row>
        <table:table-row table:style-name="ro1">
          <table:table-cell office:value-type="string">
            <text:p>ディーバイスカード</text:p>
          </table:table-cell>
          <table:table-cell office:value-type="string">
            <text:p>サニーコバート</text:p>
          </table:table-cell>
          <table:table-cell office:value-type="string">
            <text:p>マジシャンコート★★</text:p>
          </table:table-cell>
          <table:table-cell office:value-type="string">
            <text:p>スカラーバングル</text:p>
          </table:table-cell>
          <table:table-cell office:value-type="string">
            <text:p>ハーフチェインホーズ</text:p>
          </table:table-cell>
          <table:table-cell office:value-type="string">
            <text:p>アルケミーマント</text:p>
          </table:table-cell>
        </table:table-row>
        <table:table-row table:style-name="ro1">
          <table:table-cell office:value-type="string">
            <text:p>ウッディマジック</text:p>
          </table:table-cell>
          <table:table-cell office:value-type="string">
            <text:p>バイカラード★★</text:p>
          </table:table-cell>
          <table:table-cell office:value-type="string">
            <text:p>フラッターバデッド</text:p>
          </table:table-cell>
          <table:table-cell office:value-type="string">
            <text:p>アイアンガード</text:p>
          </table:table-cell>
          <table:table-cell office:value-type="string">
            <text:p>ハントマンタイツ</text:p>
          </table:table-cell>
          <table:table-cell office:value-type="string">
            <text:p>パープルリング</text:p>
          </table:table-cell>
        </table:table-row>
        <table:table-row table:style-name="ro1">
          <table:table-cell office:value-type="string">
            <text:p>フェザリーペルテー</text:p>
          </table:table-cell>
          <table:table-cell office:value-type="string">
            <text:p>魔獣のアーメット★★</text:p>
          </table:table-cell>
          <table:table-cell office:value-type="string">
            <text:p>紅革の鎧★★★</text:p>
          </table:table-cell>
          <table:table-cell office:value-type="string">
            <text:p>ネイビーレザーグラブ</text:p>
          </table:table-cell>
          <table:table-cell office:value-type="string">
            <text:p>ブラックゲートル</text:p>
          </table:table-cell>
          <table:table-cell office:value-type="string">
            <text:p>アイリスリング</text:p>
          </table:table-cell>
        </table:table-row>
        <table:table-row table:style-name="ro1">
          <table:table-cell office:value-type="string">
            <text:p>錆びた盾</text:p>
          </table:table-cell>
          <table:table-cell office:value-type="string">
            <text:p>門出のフード</text:p>
          </table:table-cell>
          <table:table-cell office:value-type="string">
            <text:p>アイアンロリカ</text:p>
          </table:table-cell>
          <table:table-cell office:value-type="string">
            <text:p>紅革の手袋</text:p>
          </table:table-cell>
          <table:table-cell office:value-type="string">
            <text:p>イエローゲートル</text:p>
          </table:table-cell>
          <table:table-cell office:value-type="string">
            <text:p>ローズリング</text:p>
          </table:table-cell>
        </table:table-row>
        <table:table-row table:style-name="ro1">
          <table:table-cell office:value-type="string">
            <text:p>ライジングロア</text:p>
          </table:table-cell>
          <table:table-cell office:value-type="string">
            <text:p>ホワイトキャップ</text:p>
          </table:table-cell>
          <table:table-cell office:value-type="string">
            <text:p>チェインメイル★★★</text:p>
          </table:table-cell>
          <table:table-cell office:value-type="string">
            <text:p>グリプスガントレット</text:p>
          </table:table-cell>
          <table:table-cell office:value-type="string">
            <text:p>ヘンプホーズ</text:p>
          </table:table-cell>
          <table:table-cell office:value-type="string">
            <text:p>俊敏のイヤリング</text:p>
          </table:table-cell>
        </table:table-row>
        <table:table-row table:style-name="ro1">
          <table:table-cell office:value-type="string">
            <text:p>スナグダガー★</text:p>
          </table:table-cell>
          <table:table-cell office:value-type="string">
            <text:p>アイアンヘルム</text:p>
          </table:table-cell>
          <table:table-cell office:value-type="string">
            <text:p>グリプスアーマー★</text:p>
          </table:table-cell>
          <table:table-cell office:value-type="string">
            <text:p>レザーバンデッド</text:p>
          </table:table-cell>
          <table:table-cell office:value-type="string">
            <text:p>ワーカーパンツ</text:p>
          </table:table-cell>
          <table:table-cell office:value-type="string">
            <text:p>ドラグーンマント★</text:p>
          </table:table-cell>
        </table:table-row>
        <table:table-row table:style-name="ro1">
          <table:table-cell office:value-type="string">
            <text:p>マリグニティ</text:p>
          </table:table-cell>
          <table:table-cell office:value-type="string">
            <text:p>ホーンドヘルム</text:p>
          </table:table-cell>
          <table:table-cell office:value-type="string">
            <text:p>レザージャケット</text:p>
          </table:table-cell>
          <table:table-cell office:value-type="string">
            <text:p>レイバーパンツ</text:p>
          </table:table-cell>
          <table:table-cell office:value-type="string">
            <text:p>ショートパンツ</text:p>
          </table:table-cell>
          <table:table-cell office:value-type="string">
            <text:p>聖騎士のマント☆</text:p>
          </table:table-cell>
        </table:table-row>
        <table:table-row table:style-name="ro1">
          <table:table-cell office:value-type="string">
            <text:p>キメラの紋章の盾</text:p>
          </table:table-cell>
          <table:table-cell office:value-type="string">
            <text:p>グリプスヘルム</text:p>
          </table:table-cell>
          <table:table-cell office:value-type="string">
            <text:p>チュニック</text:p>
          </table:table-cell>
          <table:table-cell office:value-type="string">
            <text:p>タイドレザー</text:p>
          </table:table-cell>
          <table:table-cell office:value-type="string">
            <text:p>紅蓮の腰布☆</text:p>
          </table:table-cell>
          <table:table-cell office:value-type="string">
            <text:p>フォースネイル</text:p>
          </table:table-cell>
        </table:table-row>
        <table:table-row table:style-name="ro1">
          <table:table-cell office:value-type="string">
            <text:p>カットラス</text:p>
          </table:table-cell>
          <table:table-cell office:value-type="string">
            <text:p>レザーフード</text:p>
          </table:table-cell>
          <table:table-cell office:value-type="string">
            <text:p>カーディナルコート★</text:p>
          </table:table-cell>
          <table:table-cell office:value-type="string">
            <text:p>グリプスグリーブ</text:p>
          </table:table-cell>
          <table:table-cell office:value-type="string">
            <text:p>トレイプゾイドブーツ</text:p>
          </table:table-cell>
          <table:table-cell office:value-type="string">
            <text:p>冒険者のマント☆</text:p>
          </table:table-cell>
        </table:table-row>
        <table:table-row table:style-name="ro1">
          <table:table-cell office:value-type="string">
            <text:p>カスタムロングボウ</text:p>
          </table:table-cell>
          <table:table-cell/>
          <table:table-cell office:value-type="string">
            <text:p>ワイズマンローブ☆</text:p>
          </table:table-cell>
          <table:table-cell office:value-type="string">
            <text:p>魔獣のサバトン</text:p>
          </table:table-cell>
          <table:table-cell office:value-type="string">
            <text:p>コンポジットボトム</text:p>
          </table:table-cell>
          <table:table-cell office:value-type="string">
            <text:p>門出のクローク</text:p>
          </table:table-cell>
        </table:table-row>
        <table:table-row table:style-name="ro1">
          <table:table-cell office:value-type="string">
            <text:p>モルゲンステルン</text:p>
          </table:table-cell>
          <table:table-cell/>
          <table:table-cell office:value-type="string">
            <text:p>ギャンベソン★★★</text:p>
          </table:table-cell>
          <table:table-cell office:value-type="string">
            <text:p>紅革のキュイス</text:p>
          </table:table-cell>
          <table:table-cell office:value-type="string">
            <text:p>ストライカーグリーブ</text:p>
          </table:table-cell>
          <table:table-cell office:value-type="string">
            <text:p>シェッドクローク</text:p>
          </table:table-cell>
        </table:table-row>
        <table:table-row table:style-name="ro1">
          <table:table-cell office:value-type="string">
            <text:p>クレセントワンズ</text:p>
          </table:table-cell>
          <table:table-cell/>
          <table:table-cell office:value-type="string">
            <text:p>ヒーラーローブ</text:p>
          </table:table-cell>
          <table:table-cell office:value-type="string">
            <text:p>ニンブルキュイス</text:p>
          </table:table-cell>
          <table:table-cell office:value-type="string">
            <text:p>アイアンレッグガード</text:p>
          </table:table-cell>
          <table:table-cell office:value-type="string">
            <text:p>レザークローク</text:p>
          </table:table-cell>
        </table:table-row>
        <table:table-row table:style-name="ro1">
          <table:table-cell office:value-type="string">
            <text:p>ブラックマター</text:p>
          </table:table-cell>
          <table:table-cell/>
          <table:table-cell office:value-type="string">
            <text:p>メイデンペティコート</text:p>
          </table:table-cell>
          <table:table-cell/>
          <table:table-cell office:value-type="string">
            <text:p>ストライカーグリーブ★★★</text:p>
          </table:table-cell>
          <table:table-cell office:value-type="string">
            <text:p>フェザークローク</text:p>
          </table:table-cell>
        </table:table-row>
        <table:table-row table:style-name="ro1">
          <table:table-cell office:value-type="string">
            <text:p>ゴールドホーン</text:p>
          </table:table-cell>
          <table:table-cell/>
          <table:table-cell office:value-type="string">
            <text:p>フレームプレート</text:p>
          </table:table-cell>
          <table:table-cell/>
          <table:table-cell office:value-type="string">
            <text:p>レザーオクレア★★</text:p>
          </table:table-cell>
          <table:table-cell office:value-type="string">
            <text:p>スカーレットクローク</text:p>
          </table:table-cell>
        </table:table-row>
        <table:table-row table:style-name="ro1">
          <table:table-cell office:value-type="string">
            <text:p>ゴールドシャープコルム</text:p>
          </table:table-cell>
          <table:table-cell/>
          <table:table-cell office:value-type="string">
            <text:p>ブリガンダイン</text:p>
          </table:table-cell>
          <table:table-cell/>
          <table:table-cell office:value-type="string">
            <text:p>チェインホーズ★★★</text:p>
          </table:table-cell>
          <table:table-cell/>
        </table:table-row>
        <table:table-row table:style-name="ro1">
          <table:table-cell office:value-type="string">
            <text:p>ゴールドスティング</text:p>
          </table:table-cell>
          <table:table-cell/>
          <table:table-cell office:value-type="string">
            <text:p>チェインブレイサー</text:p>
          </table:table-cell>
          <table:table-cell/>
          <table:table-cell office:value-type="string">
            <text:p>ラプターキュイス★★★</text:p>
          </table:table-cell>
          <table:table-cell/>
        </table:table-row>
        <table:table-row table:style-name="ro1">
          <table:table-cell office:value-type="string">
            <text:p>ビッグボウ★★★</text:p>
          </table:table-cell>
          <table:table-cell/>
          <table:table-cell office:value-type="string">
            <text:p>リーフチュニック</text:p>
          </table:table-cell>
          <table:table-cell/>
          <table:table-cell office:value-type="string">
            <text:p>アサシンボトム</text:p>
          </table:table-cell>
          <table:table-cell/>
        </table:table-row>
        <table:table-row table:style-name="ro1">
          <table:table-cell office:value-type="string">
            <text:p>ビッグボウ</text:p>
          </table:table-cell>
          <table:table-cell/>
          <table:table-cell office:value-type="string">
            <text:p>ハイドアーマー★★★</text:p>
          </table:table-cell>
          <table:table-cell/>
          <table:table-cell office:value-type="string">
            <text:p>ツイストレザー☆</text:p>
          </table:table-cell>
          <table:table-cell/>
        </table:table-row>
        <table:table-row table:style-name="ro1">
          <table:table-cell office:value-type="string">
            <text:p>サウザンドトゥループス</text:p>
          </table:table-cell>
          <table:table-cell/>
          <table:table-cell office:value-type="string">
            <text:p>バンデージクロース</text:p>
          </table:table-cell>
          <table:table-cell/>
          <table:table-cell office:value-type="string">
            <text:p>切り込み隊長のすね当て★★</text:p>
          </table:table-cell>
          <table:table-cell/>
        </table:table-row>
        <table:table-row table:style-name="ro1">
          <table:table-cell office:value-type="string">
            <text:p>領都の盾</text:p>
          </table:table-cell>
          <table:table-cell/>
          <table:table-cell office:value-type="string">
            <text:p>ヘンプシャツ</text:p>
          </table:table-cell>
          <table:table-cell/>
          <table:table-cell office:value-type="string">
            <text:p>カサディスボトム</text:p>
          </table:table-cell>
          <table:table-cell/>
        </table:table-row>
        <table:table-row table:style-name="ro1">
          <table:table-cell office:value-type="string">
            <text:p>スカイアンカー</text:p>
          </table:table-cell>
          <table:table-cell/>
          <table:table-cell office:value-type="string">
            <text:p>ボーンアーマー</text:p>
          </table:table-cell>
          <table:table-cell/>
          <table:table-cell office:value-type="string">
            <text:p>カサディスパンツ</text:p>
          </table:table-cell>
          <table:table-cell/>
        </table:table-row>
        <table:table-row table:style-name="ro1">
          <table:table-cell office:value-type="string">
            <text:p>ランディングソード</text:p>
          </table:table-cell>
          <table:table-cell/>
          <table:table-cell office:value-type="string">
            <text:p>ボーンプレート</text:p>
          </table:table-cell>
          <table:table-cell/>
          <table:table-cell office:value-type="string">
            <text:p>高級カサディスパンツ</text:p>
          </table:table-cell>
          <table:table-cell/>
        </table:table-row>
        <table:table-row table:style-name="ro1">
          <table:table-cell office:value-type="string">
            <text:p>ゴールドビースト</text:p>
          </table:table-cell>
          <table:table-cell/>
          <table:table-cell office:value-type="string">
            <text:p>レザーベルト</text:p>
          </table:table-cell>
          <table:table-cell/>
          <table:table-cell office:value-type="string">
            <text:p>トラベラーズタイツ</text:p>
          </table:table-cell>
          <table:table-cell/>
        </table:table-row>
        <table:table-row table:style-name="ro1">
          <table:table-cell office:value-type="string">
            <text:p>錆びた魔道弓</text:p>
          </table:table-cell>
          <table:table-cell/>
          <table:table-cell office:value-type="string">
            <text:p>ジョングルーラー</text:p>
          </table:table-cell>
          <table:table-cell/>
          <table:table-cell office:value-type="string">
            <text:p>レザーパンツ</text:p>
          </table:table-cell>
          <table:table-cell/>
        </table:table-row>
        <table:table-row table:style-name="ro1">
          <table:table-cell office:value-type="string">
            <text:p>フランベルジュ</text:p>
          </table:table-cell>
          <table:table-cell/>
          <table:table-cell office:value-type="string">
            <text:p>獅子王のバンデッド</text:p>
          </table:table-cell>
          <table:table-cell/>
          <table:table-cell office:value-type="string">
            <text:p>リベットブーツ</text:p>
          </table:table-cell>
          <table:table-cell/>
        </table:table-row>
        <table:table-row table:style-name="ro1">
          <table:table-cell office:value-type="string">
            <text:p>ウィルガッシュ</text:p>
          </table:table-cell>
          <table:table-cell/>
          <table:table-cell office:value-type="string">
            <text:p>グリプスアーマー</text:p>
          </table:table-cell>
          <table:table-cell/>
          <table:table-cell office:value-type="string">
            <text:p>バジェットグリーブ</text:p>
          </table:table-cell>
          <table:table-cell/>
        </table:table-row>
        <table:table-row table:style-name="ro1">
          <table:table-cell office:value-type="string">
            <text:p>インゴットクラブ</text:p>
          </table:table-cell>
          <table:table-cell/>
          <table:table-cell office:value-type="string">
            <text:p>隠者のローブ</text:p>
          </table:table-cell>
          <table:table-cell/>
          <table:table-cell office:value-type="string">
            <text:p>アイアンキュイス</text:p>
          </table:table-cell>
          <table:table-cell/>
        </table:table-row>
        <table:table-row table:style-name="ro1">
          <table:table-cell office:value-type="string">
            <text:p>スティールビーク</text:p>
          </table:table-cell>
          <table:table-cell/>
          <table:table-cell office:value-type="string">
            <text:p>淑女のコルセット</text:p>
          </table:table-cell>
          <table:table-cell/>
          <table:table-cell office:value-type="string">
            <text:p>レザーキュイス</text:p>
          </table:table-cell>
          <table:table-cell/>
        </table:table-row>
        <table:table-row table:style-name="ro1">
          <table:table-cell office:value-type="string">
            <text:p>スパイラルワンズ★</text:p>
          </table:table-cell>
          <table:table-cell/>
          <table:table-cell office:value-type="string">
            <text:p>リーフチュニック☆</text:p>
          </table:table-cell>
          <table:table-cell table:number-columns-repeated="3"/>
        </table:table-row>
        <table:table-row table:style-name="ro1">
          <table:table-cell office:value-type="string">
            <text:p>ガイドワンズ</text:p>
          </table:table-cell>
          <table:table-cell/>
          <table:table-cell office:value-type="string">
            <text:p>獅子王のバンデッド☆</text:p>
          </table:table-cell>
          <table:table-cell table:number-columns-repeated="3"/>
        </table:table-row>
        <table:table-row table:style-name="ro1">
          <table:table-cell office:value-type="string">
            <text:p>ツーハンデッドソード</text:p>
          </table:table-cell>
          <table:table-cell/>
          <table:table-cell office:value-type="string">
            <text:p>竜革のベスト★★★</text:p>
          </table:table-cell>
          <table:table-cell table:number-columns-repeated="3"/>
        </table:table-row>
        <table:table-row table:style-name="ro1">
          <table:table-cell office:value-type="string">
            <text:p>ゴールドビーク</text:p>
          </table:table-cell>
          <table:table-cell/>
          <table:table-cell office:value-type="string">
            <text:p>魔獣のハーフプレート★★★</text:p>
          </table:table-cell>
          <table:table-cell table:number-columns-repeated="3"/>
        </table:table-row>
        <table:table-row table:style-name="ro1">
          <table:table-cell office:value-type="string">
            <text:p>バレットファイア★</text:p>
          </table:table-cell>
          <table:table-cell/>
          <table:table-cell office:value-type="string">
            <text:p>カサディスシャツ</text:p>
          </table:table-cell>
          <table:table-cell table:number-columns-repeated="3"/>
        </table:table-row>
        <table:table-row table:style-name="ro1">
          <table:table-cell office:value-type="string">
            <text:p>ノーブルヒルトボウ★</text:p>
          </table:table-cell>
          <table:table-cell/>
          <table:table-cell office:value-type="string">
            <text:p>高級カサディスシャツ</text:p>
          </table:table-cell>
          <table:table-cell table:number-columns-repeated="3"/>
        </table:table-row>
        <table:table-row table:style-name="ro1">
          <table:table-cell office:value-type="string">
            <text:p>ディバインステム</text:p>
          </table:table-cell>
          <table:table-cell/>
          <table:table-cell office:value-type="string">
            <text:p>漁民の服</text:p>
          </table:table-cell>
          <table:table-cell table:number-columns-repeated="3"/>
        </table:table-row>
        <table:table-row table:style-name="ro1">
          <table:table-cell office:value-type="string">
            <text:p>ゴールドグラップ</text:p>
          </table:table-cell>
          <table:table-cell/>
          <table:table-cell office:value-type="string">
            <text:p>トラベラーズシャツ</text:p>
          </table:table-cell>
          <table:table-cell table:number-columns-repeated="3"/>
        </table:table-row>
        <table:table-row table:style-name="ro1">
          <table:table-cell office:value-type="string">
            <text:p>スクロールヒルトボウ★★★</text:p>
          </table:table-cell>
          <table:table-cell/>
          <table:table-cell office:value-type="string">
            <text:p>リンネルシャツ</text:p>
          </table:table-cell>
          <table:table-cell table:number-columns-repeated="3"/>
        </table:table-row>
        <table:table-row table:style-name="ro1">
          <table:table-cell office:value-type="string">
            <text:p>ラージウッド</text:p>
          </table:table-cell>
          <table:table-cell/>
          <table:table-cell office:value-type="string">
            <text:p>コットンチュニック</text:p>
          </table:table-cell>
          <table:table-cell table:number-columns-repeated="3"/>
        </table:table-row>
        <table:table-row table:style-name="ro1">
          <table:table-cell office:value-type="string">
            <text:p>スタグナントサージ</text:p>
          </table:table-cell>
          <table:table-cell/>
          <table:table-cell office:value-type="string">
            <text:p>フェードスケイル</text:p>
          </table:table-cell>
          <table:table-cell table:number-columns-repeated="3"/>
        </table:table-row>
        <table:table-row table:style-name="ro1">
          <table:table-cell office:value-type="string">
            <text:p>クレセントワンズ★★★</text:p>
          </table:table-cell>
          <table:table-cell/>
          <table:table-cell office:value-type="string">
            <text:p>スカルベルト</text:p>
          </table:table-cell>
          <table:table-cell table:number-columns-repeated="3"/>
        </table:table-row>
        <table:table-row table:style-name="ro1">
          <table:table-cell office:value-type="string">
            <text:p>ケーリュケイオン★★</text:p>
          </table:table-cell>
          <table:table-cell/>
          <table:table-cell office:value-type="string">
            <text:p>チェストガード</text:p>
          </table:table-cell>
          <table:table-cell table:number-columns-repeated="3"/>
        </table:table-row>
        <table:table-row table:style-name="ro1">
          <table:table-cell office:value-type="string">
            <text:p>ライトニングカイト</text:p>
          </table:table-cell>
          <table:table-cell/>
          <table:table-cell office:value-type="string">
            <text:p>ブロンズロリカ</text:p>
          </table:table-cell>
          <table:table-cell table:number-columns-repeated="3"/>
        </table:table-row>
        <table:table-row table:style-name="ro1">
          <table:table-cell office:value-type="string">
            <text:p>錆びた杖</text:p>
          </table:table-cell>
          <table:table-cell/>
          <table:table-cell office:value-type="string">
            <text:p>レザーアーマー</text:p>
          </table:table-cell>
          <table:table-cell table:number-columns-repeated="3"/>
        </table:table-row>
        <table:table-row table:style-name="ro1">
          <table:table-cell office:value-type="string">
            <text:p>ダキアエネシス</text:p>
          </table:table-cell>
          <table:table-cell/>
          <table:table-cell office:value-type="string">
            <text:p>シャビーローブ</text:p>
          </table:table-cell>
          <table:table-cell table:number-columns-repeated="3"/>
        </table:table-row>
        <table:table-row table:style-name="ro1">
          <table:table-cell office:value-type="string">
            <text:p>ショートボウ</text:p>
          </table:table-cell>
          <table:table-cell/>
          <table:table-cell office:value-type="string">
            <text:p>ブレシングベスト</text:p>
          </table:table-cell>
          <table:table-cell table:number-columns-repeated="3"/>
        </table:table-row>
        <table:table-row table:style-name="ro1">
          <table:table-cell office:value-type="string">
            <text:p>ゴールドバスタード★</text:p>
          </table:table-cell>
          <table:table-cell/>
          <table:table-cell office:value-type="string">
            <text:p>ハントマンシャツ</text:p>
          </table:table-cell>
          <table:table-cell table:number-columns-repeated="3"/>
        </table:table-row>
        <table:table-row table:style-name="ro1">
          <table:table-cell office:value-type="string">
            <text:p>光の紋章の盾★</text:p>
          </table:table-cell>
          <table:table-cell/>
          <table:table-cell office:value-type="string">
            <text:p>ウィークガード</text:p>
          </table:table-cell>
          <table:table-cell table:number-columns-repeated="3"/>
        </table:table-row>
        <table:table-row table:style-name="ro1">
          <table:table-cell office:value-type="string">
            <text:p>スパークエッジ</text:p>
          </table:table-cell>
          <table:table-cell/>
          <table:table-cell office:value-type="string">
            <text:p>レザーウェイスト</text:p>
          </table:table-cell>
          <table:table-cell table:number-columns-repeated="3"/>
        </table:table-row>
        <table:table-row table:style-name="ro1">
          <table:table-cell office:value-type="string">
            <text:p>ハンターボウ★</text:p>
          </table:table-cell>
          <table:table-cell/>
          <table:table-cell office:value-type="string">
            <text:p>ハンタージャケット</text:p>
          </table:table-cell>
          <table:table-cell table:number-columns-repeated="3"/>
        </table:table-row>
        <table:table-row table:style-name="ro1">
          <table:table-cell office:value-type="string">
            <text:p>フリューテッドボウ</text:p>
          </table:table-cell>
          <table:table-cell/>
          <table:table-cell office:value-type="string">
            <text:p>ダルマティカ</text:p>
          </table:table-cell>
          <table:table-cell table:number-columns-repeated="3"/>
        </table:table-row>
        <table:table-row table:style-name="ro1">
          <table:table-cell office:value-type="string">
            <text:p>ゴールドバルディッシュ</text:p>
          </table:table-cell>
          <table:table-cell/>
          <table:table-cell office:value-type="string">
            <text:p>魔獣のガントレット</text:p>
          </table:table-cell>
          <table:table-cell table:number-columns-repeated="3"/>
        </table:table-row>
        <table:table-row table:style-name="ro1">
          <table:table-cell office:value-type="string">
            <text:p>バルディッシュダガー</text:p>
          </table:table-cell>
          <table:table-cell table:number-columns-repeated="5"/>
        </table:table-row>
        <table:table-row table:style-name="ro1">
          <table:table-cell office:value-type="string">
            <text:p>リットゥ</text:p>
          </table:table-cell>
          <table:table-cell table:number-columns-repeated="5"/>
        </table:table-row>
        <table:table-row table:style-name="ro1">
          <table:table-cell office:value-type="string">
            <text:p>カラドボルグ</text:p>
          </table:table-cell>
          <table:table-cell table:number-columns-repeated="5"/>
        </table:table-row>
        <table:table-row table:style-name="ro1">
          <table:table-cell office:value-type="string">
            <text:p>ホワイトウルフボウ</text:p>
          </table:table-cell>
          <table:table-cell table:number-columns-repeated="5"/>
        </table:table-row>
        <table:table-row table:style-name="ro1">
          <table:table-cell office:value-type="string">
            <text:p>ディープクリムゾン★★★</text:p>
          </table:table-cell>
          <table:table-cell table:number-columns-repeated="5"/>
        </table:table-row>
        <table:table-row table:style-name="ro1">
          <table:table-cell office:value-type="string">
            <text:p>アイスエッジ★</text:p>
          </table:table-cell>
          <table:table-cell table:number-columns-repeated="5"/>
        </table:table-row>
        <table:table-row table:style-name="ro1">
          <table:table-cell office:value-type="string">
            <text:p>エクリプス☆</text:p>
          </table:table-cell>
          <table:table-cell table:number-columns-repeated="5"/>
        </table:table-row>
        <table:table-row table:style-name="ro1">
          <table:table-cell office:value-type="string">
            <text:p>アイアンシールド</text:p>
          </table:table-cell>
          <table:table-cell table:number-columns-repeated="5"/>
        </table:table-row>
        <table:table-row table:style-name="ro1">
          <table:table-cell office:value-type="string">
            <text:p>ドラゴンワンズ★★</text:p>
          </table:table-cell>
          <table:table-cell table:number-columns-repeated="5"/>
        </table:table-row>
        <table:table-row table:style-name="ro1">
          <table:table-cell office:value-type="string">
            <text:p>クロスチンクエディア★</text:p>
          </table:table-cell>
          <table:table-cell table:number-columns-repeated="5"/>
        </table:table-row>
        <table:table-row table:style-name="ro1">
          <table:table-cell office:value-type="string">
            <text:p>フレイムエッジ</text:p>
          </table:table-cell>
          <table:table-cell table:number-columns-repeated="5"/>
        </table:table-row>
        <table:table-row table:style-name="ro1">
          <table:table-cell office:value-type="string">
            <text:p>バドデストラクション</text:p>
          </table:table-cell>
          <table:table-cell table:number-columns-repeated="5"/>
        </table:table-row>
        <table:table-row table:style-name="ro1">
          <table:table-cell office:value-type="string">
            <text:p>ペルテー</text:p>
          </table:table-cell>
          <table:table-cell table:number-columns-repeated="5"/>
        </table:table-row>
        <table:table-row table:style-name="ro1">
          <table:table-cell office:value-type="string">
            <text:p>ゴールドバスタード</text:p>
          </table:table-cell>
          <table:table-cell table:number-columns-repeated="5"/>
        </table:table-row>
        <table:table-row table:style-name="ro1">
          <table:table-cell office:value-type="string">
            <text:p>シルバーレイピア</text:p>
          </table:table-cell>
          <table:table-cell table:number-columns-repeated="5"/>
        </table:table-row>
        <table:table-row table:style-name="ro1">
          <table:table-cell office:value-type="string">
            <text:p>ディープクリムゾン</text:p>
          </table:table-cell>
          <table:table-cell table:number-columns-repeated="5"/>
        </table:table-row>
        <table:table-row table:style-name="ro1">
          <table:table-cell office:value-type="string">
            <text:p>スチルスプラウト</text:p>
          </table:table-cell>
          <table:table-cell table:number-columns-repeated="5"/>
        </table:table-row>
        <table:table-row table:style-name="ro1">
          <table:table-cell office:value-type="string">
            <text:p>錆びたメイス</text:p>
          </table:table-cell>
          <table:table-cell table:number-columns-repeated="5"/>
        </table:table-row>
        <table:table-row table:style-name="ro1">
          <table:table-cell office:value-type="string">
            <text:p>錆びた魔道盾</text:p>
          </table:table-cell>
          <table:table-cell table:number-columns-repeated="5"/>
        </table:table-row>
        <table:table-row table:style-name="ro1">
          <table:table-cell office:value-type="string">
            <text:p>スコーチドペルテー</text:p>
          </table:table-cell>
          <table:table-cell table:number-columns-repeated="5"/>
        </table:table-row>
        <table:table-row table:style-name="ro1">
          <table:table-cell office:value-type="string">
            <text:p>アイアンロッド</text:p>
          </table:table-cell>
          <table:table-cell table:number-columns-repeated="5"/>
        </table:table-row>
        <table:table-row table:style-name="ro1">
          <table:table-cell office:value-type="string">
            <text:p>アイアンハンマー</text:p>
          </table:table-cell>
          <table:table-cell table:number-columns-repeated="5"/>
        </table:table-row>
        <table:table-row table:style-name="ro1">
          <table:table-cell office:value-type="string">
            <text:p>エルハーベン★★</text:p>
          </table:table-cell>
          <table:table-cell table:number-columns-repeated="5"/>
        </table:table-row>
        <table:table-row table:style-name="ro1">
          <table:table-cell office:value-type="string">
            <text:p>スターディボウ★</text:p>
          </table:table-cell>
          <table:table-cell table:number-columns-repeated="5"/>
        </table:table-row>
        <table:table-row table:style-name="ro1">
          <table:table-cell office:value-type="string">
            <text:p>ウォンテッドハート★★</text:p>
          </table:table-cell>
          <table:table-cell table:number-columns-repeated="5"/>
        </table:table-row>
        <table:table-row table:style-name="ro1">
          <table:table-cell office:value-type="string">
            <text:p>アイアンソード</text:p>
          </table:table-cell>
          <table:table-cell table:number-columns-repeated="5"/>
        </table:table-row>
        <table:table-row table:style-name="ro1">
          <table:table-cell office:value-type="string">
            <text:p>バスターソード</text:p>
          </table:table-cell>
          <table:table-cell table:number-columns-repeated="5"/>
        </table:table-row>
        <table:table-row table:style-name="ro1">
          <table:table-cell office:value-type="string">
            <text:p>チェストブレイカー</text:p>
          </table:table-cell>
          <table:table-cell table:number-columns-repeated="5"/>
        </table:table-row>
        <table:table-row table:style-name="ro1">
          <table:table-cell office:value-type="string">
            <text:p>スリットダガー</text:p>
          </table:table-cell>
          <table:table-cell table:number-columns-repeated="5"/>
        </table:table-row>
        <table:table-row table:style-name="ro1">
          <table:table-cell office:value-type="string">
            <text:p>ウッドスタッフ</text:p>
          </table:table-cell>
          <table:table-cell table:number-columns-repeated="5"/>
        </table:table-row>
        <table:table-row table:style-name="ro1">
          <table:table-cell office:value-type="string">
            <text:p>スペルキャスティング</text:p>
          </table:table-cell>
          <table:table-cell table:number-columns-repeated="5"/>
        </table:table-row>
        <table:table-row table:style-name="ro1">
          <table:table-cell office:value-type="string">
            <text:p>ラウンドシールド</text:p>
          </table:table-cell>
          <table:table-cell table:number-columns-repeated="5"/>
        </table:table-row>
        <table:table-row table:style-name="ro1">
          <table:table-cell office:value-type="string">
            <text:p>ブルーカイト</text:p>
          </table:table-cell>
          <table:table-cell table:number-columns-repeated="5"/>
        </table:table-row>
        <table:table-row table:style-name="ro1">
          <table:table-cell office:value-type="string">
            <text:p>グノエツィール</text:p>
          </table:table-cell>
          <table:table-cell table:number-columns-repeated="5"/>
        </table:table-row>
        <table:table-row table:style-name="ro1">
          <table:table-cell office:value-type="string">
            <text:p>ブロードソード</text:p>
          </table:table-cell>
          <table:table-cell table:number-columns-repeated="5"/>
        </table:table-row>
        <table:table-row table:style-name="ro1">
          <table:table-cell office:value-type="string">
            <text:p>タイトチンクエディア</text:p>
          </table:table-cell>
          <table:table-cell table:number-columns-repeated="5"/>
        </table:table-row>
        <table:table-row table:style-name="ro1">
          <table:table-cell office:value-type="string">
            <text:p>トゥレイスリピーデス</text:p>
          </table:table-cell>
          <table:table-cell table:number-columns-repeated="5"/>
        </table:table-row>
        <table:table-row table:style-name="ro1">
          <table:table-cell office:value-type="string">
            <text:p>メイス</text:p>
          </table:table-cell>
          <table:table-cell table:number-columns-repeated="5"/>
        </table:table-row>
        <table:table-row table:style-name="ro1">
          <table:table-cell office:value-type="string">
            <text:p>パワービーク</text:p>
          </table:table-cell>
          <table:table-cell table:number-columns-repeated="5"/>
        </table:table-row>
        <table:table-row table:style-name="ro1">
          <table:table-cell office:value-type="string">
            <text:p>ウォーブレード</text:p>
          </table:table-cell>
          <table:table-cell table:number-columns-repeated="5"/>
        </table:table-row>
        <table:table-row table:style-name="ro1">
          <table:table-cell office:value-type="string">
            <text:p>トレイスピリナシディル</text:p>
          </table:table-cell>
          <table:table-cell table:number-columns-repeated="5"/>
        </table:table-row>
        <table:table-row table:style-name="ro1">
          <table:table-cell office:value-type="string">
            <text:p>シャープコルム</text:p>
          </table:table-cell>
          <table:table-cell table:number-columns-repeated="5"/>
        </table:table-row>
        <table:table-row table:style-name="ro1">
          <table:table-cell office:value-type="string">
            <text:p>アイアンアーチン</text:p>
          </table:table-cell>
          <table:table-cell table:number-columns-repeated="5"/>
        </table:table-row>
        <table:table-row table:style-name="ro1">
          <table:table-cell office:value-type="string">
            <text:p>スティレット</text:p>
          </table:table-cell>
          <table:table-cell table:number-columns-repeated="5"/>
        </table:table-row>
        <table:table-row table:style-name="ro1">
          <table:table-cell office:value-type="string">
            <text:p>ヴォウジェダガー</text:p>
          </table:table-cell>
          <table:table-cell table:number-columns-repeated="5"/>
        </table:table-row>
        <table:table-row table:style-name="ro1">
          <table:table-cell office:value-type="string">
            <text:p>クリムゾングレア</text:p>
          </table:table-cell>
          <table:table-cell table:number-columns-repeated="5"/>
        </table:table-row>
        <table:table-row table:style-name="ro1">
          <table:table-cell office:value-type="string">
            <text:p>パームフラワー</text:p>
          </table:table-cell>
          <table:table-cell table:number-columns-repeated="5"/>
        </table:table-row>
        <table:table-row table:style-name="ro1">
          <table:table-cell office:value-type="string">
            <text:p>サイレントグレイス</text:p>
          </table:table-cell>
          <table:table-cell table:number-columns-repeated="5"/>
        </table:table-row>
        <table:table-row table:style-name="ro1">
          <table:table-cell office:value-type="string">
            <text:p>ティーバイスカード</text:p>
          </table:table-cell>
          <table:table-cell table:number-columns-repeated="5"/>
        </table:table-row>
        <table:table-row table:style-name="ro1">
          <table:table-cell office:value-type="string">
            <text:p>ナイツオナー</text:p>
          </table:table-cell>
          <table:table-cell table:number-columns-repeated="5"/>
        </table:table-row>
        <table:table-row table:style-name="ro1">
          <table:table-cell office:value-type="string">
            <text:p>エルフストロークボウ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5">2012/10/15</text:date>, <text:time>03:38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5T05:39:12.56</meta:creation-date>
    <dc:date>2012-10-15T03:38:02.56</dc:date>
    <meta:editing-duration>PT1H19M46S</meta:editing-duration>
    <meta:editing-cycles>3</meta:editing-cycles>
    <meta:generator>LibreOffice/3.4$Win32 LibreOffice_project/340m1$Build-402</meta:generator>
    <meta:document-statistic meta:table-count="1" meta:cell-count="366" meta:object-count="0"/>
  </office:meta>
</office:document-meta>
</file>